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3cfd3" officeooo:paragraph-rsid="0003cfd3"/>
    </style:style>
    <style:style style:name="P2" style:family="paragraph" style:parent-style-name="Standard">
      <style:text-properties fo:language="uk" fo:country="UA" officeooo:rsid="0003cfd3" officeooo:paragraph-rsid="0006bea7"/>
    </style:style>
    <style:style style:name="P3" style:family="paragraph" style:parent-style-name="Standard">
      <style:text-properties fo:language="en" fo:country="US" officeooo:rsid="0003cfd3" officeooo:paragraph-rsid="0003cfd3"/>
    </style:style>
    <style:style style:name="P4" style:family="paragraph" style:parent-style-name="Standard">
      <style:text-properties fo:language="uk" fo:country="UA" officeooo:rsid="0003cfd3" officeooo:paragraph-rsid="0003cfd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3020"/>
    </style:style>
    <style:style style:name="T3" style:family="text">
      <style:text-properties officeooo:rsid="000580ab"/>
    </style:style>
    <style:style style:name="T4" style:family="text">
      <style:text-properties officeooo:rsid="0006bea7"/>
    </style:style>
    <style:style style:name="T5" style:family="text">
      <style:text-properties officeooo:rsid="00083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т перелічено вимоги до різних префабів.</text:p>
      <text:p text:style-name="P1"/>
      <text:p text:style-name="P1">Танк:</text:p>
      <text:p text:style-name="P1">танк мусить бути:</text:p>
      <text:p text:style-name="P1">Корпус танка — головний об’єкт. Його дочірні об’єкти: ліва гусениця, права гусениця, башта. Дочірний об’єкт башти — гармата. <text:span text:style-name="T5">Гармата мусить мати дочірній порожній об’єкт з назвою </text:span><text:span text:style-name="T2">gunEdge. </text:span><text:span text:style-name="T3">Саме в такому порядку. Інакше зламається логіка скріпта.</text:span></text:p>
      <text:p text:style-name="P1"/>
      <text:p text:style-name="P1">1) ТАНК</text:p>
      <text:p text:style-name="P1"><text:s text:c="3"/>а) Ліва гусениця</text:p>
      <text:p text:style-name="P1"><text:s text:c="3"/>б) Права гусениця</text:p>
      <text:p text:style-name="P1"><text:s text:c="3"/>в) Башта</text:p>
      <text:p text:style-name="P1"><text:s/><text:tab/>1. Гармата</text:p>
      <text:p text:style-name="P1"><text:tab/> <text:s text:c="4"/><text:span text:style-name="T2">a1.gunEdge</text:span></text:p>
      <text:p text:style-name="P1"/>
      <text:p text:style-name="P1">Танк має наступні компоненти:</text:p>
      <text:p text:style-name="P1">1) Трансформ</text:p>
      <text:p text:style-name="P1">2) Меш фільтр</text:p>
      <text:p text:style-name="P1">3) Меш рендерер</text:p>
      <text:p text:style-name="P1">4) РігідБоді (використовує гравітацію)</text:p>
      <text:p text:style-name="P1">5) меш колайдер (Конвекс)</text:p>
      <text:p text:style-name="P1">6) <text:span text:style-name="T1">Tank script.</text:span></text:p>
      <text:p text:style-name="P3"/>
      <text:p text:style-name="P2">гусениці<text:span text:style-name="T3">\Башта\Гармата</text:span> — мають на собі <text:span text:style-name="T3">ті самі компоненти, окрім Танк скріпта і РігідБоді.</text:span></text:p>
      <text:p text:style-name="P2"/>
      <text:p text:style-name="P2"/>
      <text:p text:style-name="P2"><text:span text:style-name="T4">У інспекторі зазначаються технічні характеристики.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1-21T11:23:31.678000000</dc:date>
    <meta:editing-duration>PT8M52S</meta:editing-duration>
    <meta:editing-cycles>5</meta:editing-cycles>
    <meta:document-statistic meta:table-count="0" meta:image-count="0" meta:object-count="0" meta:page-count="1" meta:paragraph-count="19" meta:word-count="96" meta:character-count="680" meta:non-whitespace-character-count="582"/>
  </office:meta>
</office:document-meta>
</file>